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line-through-style="solid" style:text-line-through-type="single"/>
    </style:style>
    <style:style style:name="T4" style:family="text">
      <style:text-properties style:text-line-through-style="solid" style:text-line-through-type="single" style:text-underline-style="solid" style:text-underline-width="auto" style:text-underline-color="font-color"/>
    </style:style>
    <style:style style:name="T5" style:family="text">
      <style:text-properties style:text-line-through-style="solid" style:text-line-through-type="single" style:text-underline-style="none"/>
    </style:style>
    <style:style style:name="T6" style:family="text">
      <style:text-properties style:text-line-through-style="solid" style:text-line-through-type="singl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1) Please ensure that the CRediT author contributions listed for every co-author are completed accurately and in full. <text:line-break/>At this stage, the following Authors/Authors require contributions: John H Tay, Arthur Kocher, and Sebastian Duchene. Please ensure that the full contributions of each author are acknowledged in the "Add/Edit/Remove Authors" section of our submission form. <text:line-break/>The list of CRediT author contributions may be found here: https://journals.plos.org/ploscompbiol/s/authorship#loc-author-contributions </text:span><text:line-break/><text:line-break/><text:span text:style-name="T3">2) We ask that a manuscript source file is provided at Revision. Please upload your manuscript file as a .doc, .docx, .rtf or .tex. If you are providing a .tex file, please upload it under the item type u2018LaTeX Source Fileu2019 and leave your .pdf version as the item type u2018Manuscriptu2019. <text:line-break/></text:span><text:line-break/><text:span text:style-name="T6">3) Please upload a copy of Figure 1 to 6 which you refer to in your text on page on the manuscript file. Or, if the figure is no longer to be included as part of the submission please remove all reference to it within the text. <text:line-break/></text:span><text:line-break/><text:span text:style-name="T6">4) We notice that your supplementary Figures are included in the manuscript file. Please remove them and upload them with the file type 'Supporting Information'. Please ensure that each Supporting Information file has a legend listed in the manuscript after the references list. </text:span><text:line-break/><text:span text:style-name="T3">5) Thank you for stating"This study uses publicly available data, as referenced in the manuscript."<text:line-break/>Please amend this statement to include the full link to the data.<text:line-break/></text:span><text:line-break/><text:span text:style-name="T3">6) Please amend your detailed Financial Disclosure statement. This is published with the article, therefore should be completed in full sentences and contain the exact wording you wish to be published.<text:line-break/>i). State what role the funders took in the study. If the funders had no role in your study, please state: “The funders had no role in study design, data collection and analysis, decision to publish, or preparation of the manuscript.”<text:line-break/>ii). If any authors received a salary from any of your funders, please state which authors and which funders.<text:line-break/></text:span><text:line-break/><text:span text:style-name="T5">7) Please ensure that the funders and grant numbers match between the Financial Disclosure field and the Funding Information tab in your submission form. Note that the funders must be provided in the same order in both places as well. <text:line-break/>Currently, order of grants are different in both places. <text:line-break/></text:span><text:line-break/><text:span text:style-name="T3">8) Please amend your detailed Financial Disclosure statement. This is published with the article, therefore should be completed in full sentences and contain the exact wording you wish to be published.</text:span><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07:57:39.194975676</meta:creation-date>
    <dc:date>2024-09-27T15:13:40.015570778</dc:date>
    <meta:editing-duration>PT3H4M29S</meta:editing-duration>
    <meta:editing-cycles>3</meta:editing-cycles>
    <meta:generator>LibreOffice/7.3.7.2$Linux_X86_64 LibreOffice_project/30$Build-2</meta:generator>
    <meta:document-statistic meta:table-count="0" meta:image-count="0" meta:object-count="0" meta:page-count="1" meta:paragraph-count="1" meta:word-count="404" meta:character-count="2539" meta:non-whitespace-character-count="2120"/>
  </office:meta>
</office:document-meta>
</file>